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3"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5"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6"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7" style:family="paragraph" style:parent-style-name="Standard" style:list-style-name="">
      <style:paragraph-properties fo:margin-left="0in" fo:margin-right="0in" fo:margin-top="0in" fo:margin-bottom="0in" fo:line-height="100%" fo:text-indent="0in" style:auto-text-indent="false"/>
      <style:text-properties style:font-name="Georgia" fo:font-size="12pt" style:font-size-asian="12pt" style:font-size-complex="12pt"/>
    </style:style>
    <style:style style:name="P8"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P9"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style>
    <style:style style:name="P10"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style:font-name="Georgia" fo:font-size="10.5pt" fo:font-weight="normal" style:font-size-asian="10.5pt" style:font-weight-asian="normal" style:font-size-complex="10.5pt" style:font-weight-complex="normal"/>
    </style:style>
    <style:style style:name="T1" style:family="text">
      <style:text-properties fo:font-weight="bold" style:font-weight-asian="bold" style:font-name-complex="Times New Roman1"/>
    </style:style>
    <style:style style:name="T2" style:family="text">
      <style:text-properties style:font-name-complex="Times New Roman1"/>
    </style:style>
    <style:style style:name="T3" style:family="text">
      <style:text-properties fo:language="none" fo:country="none" style:font-name-asian="Georgia" style:language-asian="none" style:country-asian="none" style:font-name-complex="Georgia" style:language-complex="none" style:country-complex="none"/>
    </style:style>
    <style:style style:name="T4" style:family="text">
      <style:text-properties fo:language="none" fo:country="none" fo:font-weight="bold" style:font-name-asian="Georgia" style:language-asian="none" style:country-asian="none" style:font-weight-asian="bold" style:font-name-complex="Georgia" style:language-complex="none" style:country-complex="none" style:font-weight-complex="bold"/>
    </style:style>
    <style:style style:name="T5" style:family="text">
      <style:text-properties fo:color="#000000" fo:language="none" fo:country="none" fo:font-weight="normal" style:font-name-asian="Georgia" style:language-asian="none" style:country-asian="none" style:font-weight-asian="normal" style:font-name-complex="Georgia" style:language-complex="none" style:country-complex="none" style:font-weight-complex="normal"/>
    </style:style>
    <style:style style:name="T6" style:family="text">
      <style:text-properties fo:color="#000000" style:font-name="Georgia" fo:font-size="10.5pt" fo:language="none" fo:country="none" fo:font-weight="bold" style:font-name-asian="Georgia" style:font-size-asian="10.5pt" style:language-asian="none" style:country-asian="none" style:font-weight-asian="bold" style:font-name-complex="Georgia" style:font-size-complex="10.5pt" style:language-complex="none" style:country-complex="none" style:font-weight-complex="bold"/>
    </style:style>
    <style:style style:name="T7"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8" style:family="text">
      <style:text-properties fo:color="#00000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9" style:family="text">
      <style:text-properties fo:language="en" fo:country="US" style:font-name-asian="Georgia" style:language-asian="none" style:country-asian="none" style:font-name-complex="Georgia" style:language-complex="none"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Buying Favor</text:p>
      <text:p text:style-name="P1"><text:span text:style-name="T1">Read:</text:span><text:span text:style-name="T2"> Acts 22:22-29</text:span></text:p>
      <text:p text:style-name="P2"/>
      <text:p text:style-name="P3"><text:span text:style-name="T1">Text:</text:span><text:span text:style-name="T2"> </text:span><text:span text:style-name="T5">John 3:7 “...Ye must be born again.”</text:span></text:p>
      <text:p text:style-name="P4"/>
      <text:h text:style-name="P3" text:outline-level="3"><text:span text:style-name="T1">Introduction:</text:span><text:span text:style-name="T2"> A man facing God after death; is heard (as he is escorted to hell) muttering: “It's just like down on earth...it's not what you know but who you're related to that matters.” </text:span></text:h>
      <text:h text:style-name="P6" text:outline-level="3"><text:span text:style-name="T2"><text:s text:c="2"/>There is a lot of controversy in the news, today, about immigration. There are many who are concerned about being deported from the USA. <text:s/>When ICE knocks on the door and the inhabitant can produce a birth certificate from the hospital down the road; then the people from ICE must leave the citizen alone.</text:span></text:h>
      <text:h text:style-name="P7" text:outline-level="3"/>
      <text:p text:style-name="P10"><text:span text:style-name="T4">I. Birth brings privilege:</text:span><text:span text:style-name="T3"> According to Paul's own testimony he had been beaten at least 8 times, in the past. What was it this time that caused Paul <text:s/>to use his citizenship to avoid a beating? I'm not sure but it provides an excellent backdrop for a message. As Paul is about to be beaten he asks about a point of law that he knows well. “ Is it lawful for you to scourge a man that is a Roman, and uncondemned?” Now he knew the answer but it provoked an opportunity for Paul to be released and to compare pedi-grees with the chief captain. For all the money that the chief captain had put out for a piece of paper to say he was a citizen of Rome still was not able to trump Paul's “Free Born” status.</text:span></text:p>
      <text:p text:style-name="P10"><text:span text:style-name="T4">Relationships that are purchased are secondary:</text:span><text:span text:style-name="T3"> the chief captain knew this. In no way was his status on the same level as Paul. His birth certificate was not changed just because he had a piece of paper that said he was now a Roman citizen. <text:s/>Paul's birth certificate, alone, was far better than the chief captains paper.</text:span></text:p>
      <text:p text:style-name="P10"><text:span text:style-name="T3"/></text:p>
      <text:p text:style-name="P9"><text:span text:style-name="T6">II. Birth brings privilege:</text:span><text:span text:style-name="T7"> The prodigal son strayed far away from his father and his father's plans for his life. There came a day when the he was as far down as a son could go when he suddenly realized that he was a son. He said: “</text:span><text:span text:style-name="T8">How many hired servants of my father's have bread enough and to spare, and I perish with hunger! I will arise and go to my father, and will say unto him, Father, I have sinned against heaven, and before thee, and am no more worthy to be called thy son: make me as one of thy hired servants.”</text:span></text:p>
      <text:p text:style-name="P10"><text:span text:style-name="T4">Relationships that are purchased are secondary: </text:span><text:span text:style-name="T3">the prodigal's brother forgot that he was a son and worked like a servant. The relation-ship that was restored to the younger brother had been lost to the older brother for he tried to win his father with his work while the prodigal simply recognized his position with his father. The older son could have had this same relationship for the asking. As far as we know he never did.</text:span></text:p>
      <text:p text:style-name="P10"><text:span text:style-name="T4">III. Birth brings privilege:</text:span><text:span text:style-name="T3"> Lazarus, the beggar at the rich man's gate, had no status that anyone could see on the outside. For all </text:span><text:span text:style-name="T9">practical</text:span><text:span text:style-name="T3"> purposes he was one wasted life. On the outside no one could see his pedigree. No one knew that he was born into God's family. <text:s/></text:span></text:p>
      <text:p text:style-name="P10"><text:span text:style-name="T4">Relationships that are purchased are secondary:</text:span><text:span text:style-name="T3"> The rich man was, no doubt, was respected by the religious leaders in town. He would have given much money to the temple. His funeral was lavish where Lazarus was probably buried in a paupers grave. They both soon found out that birth brings privilege.</text:span></text:p>
      <text:p text:style-name="P10"><text:span text:style-name="T3"/></text:p>
      <text:p text:style-name="P10"><text:span text:style-name="T4">Conclude:</text:span><text:span text:style-name="T3"> In John 3 Nicodemus approaches Jesus and hears these words: “Verily, verily, I say unto thee, Except a man be born again, he cannot see the kingdom of God. In the world of Judaism people relied on their works, generosity, and lineage to get to heaven. </text:span></text:p>
      <text:p text:style-name="P10"><text:span text:style-name="T3"><text:s text:c="2"/>Jesus shows up on the scene and tells them for all practical purposes they are 100% wrong. He is </text:span><text:span text:style-name="T9">insistent</text:span><text:span text:style-name="T3"> that they are on the wrong path. They learn, if they listen, that they cannot buy heaven with money; they cannot buy heaven with good works; and they cannot buy it with a title or position. </text:span></text:p>
      <text:p text:style-name="P10"><text:span text:style-name="T3"><text:s text:c="2"/>Jesus clearly tells them that they must be born again. This <text:s/>relationship, that is needed for heaven can come only through birth. When Nicodemus asked: How can a man be born when he is old? Jesus responds that it is a spiritual birth. </text:span></text:p>
      <text:p text:style-name="P9"><text:span text:style-name="T7"><text:s text:c="2"/>Paul describes it this way: “For ye have not received the spirit of bond-age again to fear; but ye have received the Spirit of adoption, whereby we cry, Abba, Father. When each of our children were adopted they received a new birth certificate with their mother listed as Sally Jo Tice and their father listed as Joel David Tice. When you and I trust Christ as our savior our name is inscribed in the Book of Life in heaven. Our father is named there as well and His name is God!</text:span></text:p>
      <text:p text:style-name="P10"><text:span text:style-name="T3"><text:s text:c="2"/>With each of our children we had developed a relationship before the adoption that ended in adoption. You can legally change your name in a court for a fee but adoption only happens following a relationship with the one whom you desire to be adopted by.</text:span></text:p>
      <text:p text:style-name="P10"><text:span text:style-name="T3"><text:s text:c="2"/>It is important to know today just how you expect to get to heaven. Are you trusting in your ability to buy your way there? Do you think that you can work your way there? Are you hoping that your position in life will get you there?</text:span></text:p>
      <text:p text:style-name="P10"><text:span text:style-name="T3"><text:s text:c="2"/>Birth brings privilege. Only by being born into the family of God will you be able to secure your salvation.</text:span></text:p>
      <text:p text:style-name="P10"><text:span text:style-name="T3"><text:s text:c="2"/>Barnum &amp; Bailey Circus during WWII. “Do you have any Germans working here? Thought he was OK because he was married to an American and had two boys serving in the milita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7</meta:editing-cycles>
    <meta:creation-date>2014-03-28T17:34:00</meta:creation-date>
    <dc:date>2017-11-11T14:30:45</dc:date>
    <meta:editing-duration>P2DT31M59S</meta:editing-duration>
    <meta:generator>OpenOffice/4.1.3$Win32 OpenOffice.org_project/413m1$Build-9783</meta:generator>
    <meta:document-statistic meta:table-count="0" meta:image-count="0" meta:object-count="0" meta:page-count="1" meta:paragraph-count="19" meta:word-count="960" meta:character-count="516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